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8.1mm"/>
    </style:style>
    <style:style style:name="co6" style:family="table-column">
      <style:table-column-properties fo:break-before="auto" style:column-width="15.08mm"/>
    </style:style>
    <style:style style:name="co7" style:family="table-column">
      <style:table-column-properties fo:break-before="auto" style:column-width="11.45mm"/>
    </style:style>
    <style:style style:name="co8" style:family="table-column">
      <style:table-column-properties fo:break-before="auto" style:column-width="22.63mm"/>
    </style:style>
    <style:style style:name="co9" style:family="table-column">
      <style:table-column-properties fo:break-before="auto" style:column-width="17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8.2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8.47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2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draw:stroke-linejoin="round" svg:stroke-linecap="square" draw:fill="solid" draw:fill-color="#ffff99" draw:textarea-horizontal-align="justify" draw:textarea-vertical-align="top" draw:auto-grow-height="false" fo:min-height="15.2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3" style:family="graphic">
      <style:graphic-properties draw:stroke="solid" svg:stroke-width="0.26mm" svg:stroke-color="#b2b2b2" draw:stroke-linejoin="round" svg:stroke-linecap="square" draw:fill="solid" draw:fill-color="#ffff99" draw:textarea-horizontal-align="justify" draw:textarea-vertical-align="top" draw:auto-grow-height="false" fo:min-height="26.31mm" fo:min-width="245.09mm" fo:padding-top="1mm" fo:padding-bottom="1mm" fo:padding-left="1mm" fo:padding-right="1mm" fo:wrap-option="wrap" draw:shadow-color="#80808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stroke="solid" svg:stroke-width="0.26mm" svg:stroke-color="#b2b2b2" draw:stroke-linejoin="round" svg:stroke-linecap="square" draw:fill="solid" draw:fill-color="#ffff99" draw:textarea-horizontal-align="justify" draw:textarea-vertical-align="top" draw:auto-grow-height="false" fo:min-height="125.53mm" fo:min-width="121.28mm" fo:padding-top="1mm" fo:padding-bottom="1mm" fo:padding-left="1mm" fo:padding-right="1mm" fo:wrap-option="wrap" draw:shadow-color="#808080"/>
    </style:style>
    <style:style style:name="gr6" style:family="graphic">
      <style:graphic-properties fo:border="none"/>
    </style:style>
    <style:style style:name="gr7" style:family="graphic">
      <style:graphic-properties draw:stroke="solid" svg:stroke-width="0.26mm" svg:stroke-color="#b2b2b2" draw:stroke-linejoin="round" svg:stroke-linecap="square" draw:fill="solid" draw:fill-color="#ffff99" draw:textarea-horizontal-align="justify" draw:textarea-vertical-align="top" draw:auto-grow-height="false" fo:min-height="15.2mm" fo:min-width="150.27mm" fo:padding-top="1mm" fo:padding-bottom="1mm" fo:padding-left="1mm" fo:padding-right="1mm" fo:wrap-option="wrap" draw:shadow-color="#808080"/>
    </style:style>
    <style:style style:name="gr8" style:family="graphic">
      <style:graphic-properties draw:stroke="solid" svg:stroke-width="0.26mm" svg:stroke-color="#b2b2b2" draw:stroke-linejoin="round" svg:stroke-linecap="square" draw:fill="solid" draw:fill-color="#ffff99" draw:textarea-horizontal-align="justify" draw:textarea-vertical-align="top" draw:auto-grow-height="false" fo:min-height="6.74mm" fo:min-width="163.98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/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7.2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>
            <draw:frame table:end-cell-address="Wykres_liniowa1.O28" table:end-x="0.03mm" table:end-y="3.18mm" draw:z-index="1" draw:name="Wykres 1" draw:style-name="gr2" draw:text-style-name="P3" svg:width="146.27mm" svg:height="88.9mm" svg:x="13.3mm" svg:y="4.24mm">
              <draw:object draw:notify-on-update-of-ranges="Wykres_liniowa1.E7:Wykres_liniowa1.E7 Wykres_liniowa1.E8:Wykres_liniowa1.E28 Wykres_liniowa1.D8:Wykres_liniowa1.D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1&amp;[.A4]&gt;0;[.A4]*[.A4]/3;IF([.A4]&lt;=0;[.A4]/(-3);&quot;0&quot;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1&amp;[.A5]&gt;0;[.A5]*[.A5]/3;IF([.A5]&lt;=0;[.A5]/(-3);&quot;0&quot;)))" office:value-type="float" office:value="0.240833333333333" calcext:value-type="float">
            <text:p>0,2408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1&amp;[.A6]&gt;0;[.A6]*[.A6]/3;IF([.A6]&lt;=0;[.A6]/(-3);&quot;0&quot;)))" office:value-type="float" office:value="0.163333333333333" calcext:value-type="float">
            <text:p>0,1633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1&amp;[.A7]&gt;0;[.A7]*[.A7]/3;IF([.A7]&lt;=0;[.A7]/(-3);&quot;0&quot;)))" office:value-type="float" office:value="0.100833333333333" calcext:value-type="float">
            <text:p>0,1008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1&amp;[.A8]&gt;0;[.A8]*[.A8]/3;IF([.A8]&lt;=0;[.A8]/(-3);&quot;0&quot;)))" office:value-type="float" office:value="0.0533333333333333" calcext:value-type="float">
            <text:p>0,053333333333333</text:p>
          </table:table-cell>
          <table:table-cell/>
          <table:table-cell>
            <draw:frame table:end-cell-address="Wykres_liniowa2.L25" table:end-x="14.15mm" table:end-y="0.79mm" draw:z-index="0" draw:name="Wykres 1" draw:style-name="gr2" draw:text-style-name="P3" svg:width="133.19mm" svg:height="76.2mm" svg:x="14.96mm" svg:y="1.06mm">
              <draw:object draw:notify-on-update-of-ranges="Wykres_liniowa2.B3:Wykres_liniowa2.B3 Wykres_liniowa2.B4:Wykres_liniowa2.B24 Wykres_liniowa2.A4:Wykres_liniowa2.A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1&amp;[.A9]&gt;0;[.A9]*[.A9]/3;IF([.A9]&lt;=0;[.A9]/(-3);&quot;0&quot;)))" office:value-type="float" office:value="0.0208333333333333" calcext:value-type="float">
            <text:p>0,0208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-0.1" calcext:value-type="float">
            <text:p>-0,1</text:p>
          </table:table-cell>
          <table:table-cell table:style-name="ce10" table:formula="of:=IF([.A10]&gt;=1;[.A10]/([.A10]+2);IF([.A10]&lt;1&amp;[.A10]&gt;0;[.A10]*[.A10]/3;IF([.A10]&lt;=0;[.A10]/(-3);&quot;0&quot;)))" office:value-type="float" office:value="0.00333333333333333" calcext:value-type="float">
            <text:p>0,0033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0.05" calcext:value-type="float">
            <text:p>0,05</text:p>
          </table:table-cell>
          <table:table-cell table:style-name="ce10" table:formula="of:=IF([.A11]&gt;=1;[.A11]/([.A11]+2);IF([.A11]&lt;1&amp;[.A11]&gt;0;[.A11]*[.A11]/3;IF([.A11]&lt;=0;[.A11]/(-3);&quot;0&quot;)))" office:value-type="float" office:value="0.000833333333333333" calcext:value-type="float">
            <text:p>0,0008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1&amp;[.A12]&gt;0;[.A12]*[.A12]/3;IF([.A12]&lt;=0;[.A12]/(-3);&quot;0&quot;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1&amp;[.A13]&gt;0;[.A13]*[.A13]/3;IF([.A13]&lt;=0;[.A13]/(-3);&quot;0&quot;)))" office:value-type="float" office:value="0.0408333333333333" calcext:value-type="float">
            <text:p>0,0408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1&amp;[.A14]&gt;0;[.A14]*[.A14]/3;IF([.A14]&lt;=0;[.A14]/(-3);&quot;0&quot;)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1&amp;[.A15]&gt;0;[.A15]*[.A15]/3;IF([.A15]&lt;=0;[.A15]/(-3);&quot;0&quot;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1&amp;[.A16]&gt;0;[.A16]*[.A16]/3;IF([.A16]&lt;=0;[.A16]/(-3);&quot;0&quot;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1&amp;[.A17]&gt;0;[.A17]*[.A17]/3;IF([.A17]&lt;=0;[.A17]/(-3);&quot;0&quot;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1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1&amp;[.A18]&gt;0;[.A18]*[.A18]/3;IF([.A18]&lt;=0;[.A18]/(-3);&quot;0&quot;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1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1&amp;[.A19]&gt;0;[.A19]*[.A19]/3;IF([.A19]&lt;=0;[.A19]/(-3);&quot;0&quot;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1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1&amp;[.A20]&gt;0;[.A20]*[.A20]/3;IF([.A20]&lt;=0;[.A20]/(-3);&quot;0&quot;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1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1&amp;[.A21]&gt;0;[.A21]*[.A21]/3;IF([.A21]&lt;=0;[.A21]/(-3);&quot;0&quot;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1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1&amp;[.A22]&gt;0;[.A22]*[.A22]/3;IF([.A22]&lt;=0;[.A22]/(-3);&quot;0&quot;)))" office:value-type="float" office:value="0.459459459459459" calcext:value-type="float">
            <text:p>0,459459459459459</text:p>
          </table:table-cell>
          <table:table-cell table:number-columns-repeated="1022"/>
        </table:table-row>
        <table:table-row table:style-name="ro1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1&amp;[.A23]&gt;0;[.A23]*[.A23]/3;IF([.A23]&lt;=0;[.A23]/(-3);&quot;0&quot;)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1&amp;[.A24]&gt;0;[.A24]*[.A24]/3;IF([.A24]&lt;=0;[.A24]/(-3);&quot;0&quot;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9mm" svg:height="28.31mm" svg:x="0.8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∆, wstaw formuły liczące pierwiastki.</text:span></text:p>
            <text:p text:style-name="P1"><text:span text:style-name="T1">Dla ∆ &gt; 0, </text:span><text:span text:style-name="T2">x</text:span><text:span text:style-name="T4">1</text:span><text:span text:style-name="T2">=-b-pierw(</text:span><text:span text:style-name="T1">∆</text:span><text:span text:style-name="T2">)/2a</text:span><text:span text:style-name="T1">, </text:span><text:span text:style-name="T2">x</text:span><text:span text:style-name="T4">2</text:span><text:span text:style-name="T2">=-b+pierw(</text:span><text:span text:style-name="T1">∆</text:span><text:span text:style-name="T2">)/2a</text:span><text:span text:style-name="T1">. Dla ∆ = 0, </text:span><text:span text:style-name="T2">x</text:span><text:span text:style-name="T4">1</text:span><text:span text:style-name="T2">=-b/2a</text:span><text:span text:style-name="T1">. Dla ∆ &lt; 0, brak rozwiązań.</text:span></text:p>
            <text:p text:style-name="P1"><text:span text:style-name="T1">Wstaw formuły liczące współrzędne wierzchołka paraboli. </text:span><text:span text:style-name="T2">x</text:span><text:span text:style-name="T4">w</text:span><text:span text:style-name="T2">=-b/2a</text:span><text:span text:style-name="T1">, </text:span><text:span text:style-name="T2">y</text:span><text:span text:style-name="T4">w</text:span><text:span text:style-name="T2">=-</text:span><text:span text:style-name="T1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4" draw:text-style-name="P4" svg:width="159.99mm" svg:height="89.99mm" svg:x="89.96mm" svg:y="41.48mm">
            <draw:object draw:notify-on-update-of-ranges="Wykres_kwadratowa1.D9:Wykres_kwadratowa1.D9 Wykres_kwadratowa1.D10:Wykres_kwadratowa1.D30 Wykres_kwadratowa1.E9:Wykres_kwadratowa1.E9 Wykres_kwadratowa1.E10:Wykres_kwadratowa1.E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2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4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x1</text:p>
          </table:table-cell>
          <table:table-cell table:style-name="ce5" table:formula="of:=IF([.B12]&lt;0;&quot;brak rozwiązań&quot;;IF([.B12]=0;-[.B10]/(2*[.A10]);([.B10]-SQRT([.B12]))/(2*[.A10])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x2</text:p>
          </table:table-cell>
          <table:table-cell table:style-name="ce5" table:formula="of:=IF([.B12]&lt;0;&quot;brak rozwiązań&quot;;IF([.B12]=0;-[.B10]/(2*[.A10]);([.B10]+SQRT([.B12]))/(2*[.A10])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x<text:span text:style-name="T5">w</text:span></text:p>
          </table:table-cell>
          <table:table-cell table:style-name="ce4" office:value-type="string" calcext:value-type="string">
            <text:p>y<text:span text:style-name="T5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table:style-name="ce5" table:formula="of:=[.B10]/2*[.A10]" office:value-type="float" office:value="-0.5" calcext:value-type="float">
            <text:p>-0,5</text:p>
          </table:table-cell>
          <table:table-cell table:style-name="ce5" table:formula="of:=-[.B12]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7" form:control-implementation="ooo:com.sun.star.form.component.ScrollBar" xml:id="control1" form:id="control1" form:value="67" form:linked-cell="Wykres_kwadratowa2.A6" form:delay-for-repeat="PT0.050000000S" form:min-value="0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value-range form:name="Pasek przewijania 8" form:control-implementation="ooo:com.sun.star.form.component.ScrollBar" xml:id="control2" form:id="control2" form:value="20" form:linked-cell="Wykres_kwadratowa2.A7" form:delay-for-repeat="PT0.050000000S" form:min-value="0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value-range form:name="Pasek przewijania 9" form:control-implementation="ooo:com.sun.star.form.component.ScrollBar" xml:id="control3" form:id="control3" form:value="36" form:linked-cell="Wykres_kwadratowa2.A8" form:delay-for-repeat="PT0.050000000S" form:min-value="0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shapes>
          <draw:custom-shape draw:z-index="0" draw:name="Prostokąt 5" draw:style-name="gr5" draw:text-style-name="P2" svg:width="123.28mm" svg:height="127.53mm" svg:x="170.73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5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7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6">y=a*(x-b)</text:span><text:span text:style-name="T7">2</text:span><text:span text:style-name="T8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8">
          <table:table-cell/>
          <table:table-cell table:style-name="ce19" office:value-type="string" calcext:value-type="string">
            <text:p>y</text:p>
          </table:table-cell>
          <table:table-cell table:style-name="ce5" table:formula="of:=(a*([.C3]-b)*([.C3]-b))+[.$C$8]" office:value-type="float" office:value="-5.64" calcext:value-type="float">
            <text:p>-5,64</text:p>
          </table:table-cell>
          <table:table-cell table:style-name="ce5" table:formula="of:=(a*([.D3]-b)*([.D3]-b))+[.$C$8]" office:value-type="float" office:value="-6.66" calcext:value-type="float">
            <text:p>-6,66</text:p>
          </table:table-cell>
          <table:table-cell table:style-name="ce5" table:formula="of:=(a*([.E3]-b)*([.E3]-b))+[.$C$8]" office:value-type="float" office:value="-7" calcext:value-type="float">
            <text:p>-7</text:p>
          </table:table-cell>
          <table:table-cell table:style-name="ce5" table:formula="of:=(a*([.F3]-b)*([.F3]-b))+[.$C$8]" office:value-type="float" office:value="-6.66" calcext:value-type="float">
            <text:p>-6,66</text:p>
          </table:table-cell>
          <table:table-cell table:style-name="ce5" table:formula="of:=(a*([.G3]-b)*([.G3]-b))+[.$C$8]" office:value-type="float" office:value="-5.64" calcext:value-type="float">
            <text:p>-5,64</text:p>
          </table:table-cell>
          <table:table-cell table:style-name="ce5" table:formula="of:=(a*([.H3]-b)*([.H3]-b))+[.$C$8]" office:value-type="float" office:value="-3.94" calcext:value-type="float">
            <text:p>-3,94</text:p>
          </table:table-cell>
          <table:table-cell table:style-name="ce5" table:formula="of:=(a*([.I3]-b)*([.I3]-b))+[.$C$8]" office:value-type="float" office:value="-1.56" calcext:value-type="float">
            <text:p>-1,56</text:p>
          </table:table-cell>
          <table:table-cell table:style-name="ce5" table:formula="of:=(a*([.J3]-b)*([.J3]-b))+[.$C$8]" office:value-type="float" office:value="1.5" calcext:value-type="float">
            <text:p>1,5</text:p>
          </table:table-cell>
          <table:table-cell table:style-name="ce5" table:formula="of:=(a*([.K3]-b)*([.K3]-b))+[.$C$8]" office:value-type="float" office:value="5.24" calcext:value-type="float">
            <text:p>5,24</text:p>
          </table:table-cell>
          <table:table-cell table:style-name="ce5" table:formula="of:=(a*([.L3]-b)*([.L3]-b))+[.$C$8]" office:value-type="float" office:value="9.66" calcext:value-type="float">
            <text:p>9,66</text:p>
          </table:table-cell>
          <table:table-cell table:style-name="ce5" table:formula="of:=(a*([.M3]-b)*([.M3]-b))+[.$C$8]" office:value-type="float" office:value="14.76" calcext:value-type="float">
            <text:p>14,76</text:p>
          </table:table-cell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9">
          <table:table-cell table:style-name="ce18" office:value-type="float" office:value="67" calcext:value-type="float">
            <text:p>67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0.34" calcext:value-type="float">
            <text:p>0,34</text:p>
          </table:table-cell>
          <table:table-cell>
            <draw:control table:end-cell-address="Wykres_kwadratowa2.G6" table:end-x="11.18mm" table:end-y="8.47mm" draw:z-index="1" draw:name="Pasek przewijania 7" draw:style-name="gr6" draw:text-style-name="P5" svg:width="50.54mm" svg:height="7.14mm" svg:x="0.01mm" svg:y="1.33mm" draw:control="control1"/>
          </table:table-cell>
          <table:table-cell table:number-columns-repeated="1020"/>
        </table:table-row>
        <table:table-row table:style-name="ro9">
          <table:table-cell table:style-name="ce18" office:value-type="float" office:value="20" calcext:value-type="float">
            <text:p>20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-3" calcext:value-type="float">
            <text:p>-3</text:p>
          </table:table-cell>
          <table:table-cell>
            <draw:control table:end-cell-address="Wykres_kwadratowa2.G7" table:end-x="10.35mm" table:end-y="8.47mm" draw:z-index="2" draw:name="Pasek przewijania 8" draw:style-name="gr6" draw:text-style-name="P5" svg:width="49.43mm" svg:height="7.15mm" svg:x="0.29mm" svg:y="1.32mm" draw:control="control2"/>
          </table:table-cell>
          <table:table-cell table:number-columns-repeated="1020"/>
        </table:table-row>
        <table:table-row table:style-name="ro9">
          <table:table-cell table:style-name="ce18" office:value-type="float" office:value="36" calcext:value-type="float">
            <text:p>36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-7" calcext:value-type="float">
            <text:p>-7</text:p>
          </table:table-cell>
          <table:table-cell office:value-type="string" calcext:value-type="string">
            <text:p><text:s text:c="2"/></text:p>
            <draw:control table:end-cell-address="Wykres_kwadratowa2.G8" table:end-x="10.91mm" table:end-y="7.94mm" draw:z-index="3" draw:name="Pasek przewijania 9" draw:style-name="gr6" draw:text-style-name="P5" svg:width="50.27mm" svg:height="6.61mm" svg:x="0.01mm" svg:y="1.33mm" draw:control="control3"/>
          </table:table-cell>
          <table:table-cell table:number-columns-repeated="1020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>
            <draw:frame table:end-cell-address="Wykres_kwadratowa2.K29" table:end-x="11.46mm" table:end-y="0.27mm" draw:z-index="4" draw:name="Wykres 1" draw:style-name="gr2" draw:text-style-name="P3" svg:width="133.96mm" svg:height="76.21mm" svg:x="8.31mm" svg:y="0.53mm">
              <draw:object draw:notify-on-update-of-ranges="Wykres_kwadratowa2.B4:Wykres_kwadratowa2.B4 Wykres_kwadratowa2.C4:Wykres_kwadratowa2.M4 Wykres_kwadratowa2.C3:Wykres_kwadratowa2.M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7" draw:text-style-name="P2" svg:width="152.27mm" svg:height="17.2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4" draw:text-style-name="P4" svg:width="174.28mm" svg:height="193.91mm" svg:x="42.67mm" svg:y="19.05mm">
            <draw:object draw:notify-on-update-of-ranges="Wykres_tangens.A5:Wykres_tangens.A5 Wykres_tangens.A6:Wykres_tangens.A42 Wykres_tangens.C5:Wykres_tangens.C5 Wykres_tangens.C6:Wykres_tangens.C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2" table:default-cell-style-name="ce18"/>
        <table:table-column table:style-name="co7" table:default-cell-style-name="ce18"/>
        <table:table-column table:style-name="co8" table:number-columns-repeated="254" table:default-cell-style-name="ce18"/>
        <table:table-column table:style-name="co8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22" table:formula="of:=RADIANS([.A6])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22" table:formula="of:=RADIANS([.A7])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22" table:formula="of:=RADIANS([.A8])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22" table:formula="of:=RADIANS([.A9])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22" table:formula="of:=RADIANS([.A10])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22" table:formula="of:=RADIANS([.A11])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22" table:formula="of:=RADIANS([.A12])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3">
          <table:table-cell table:style-name="ce5" office:value-type="float" office:value="70" calcext:value-type="float">
            <text:p>70</text:p>
          </table:table-cell>
          <table:table-cell table:style-name="ce22" table:formula="of:=RADIANS([.A13])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3">
          <table:table-cell table:style-name="ce5" office:value-type="float" office:value="80" calcext:value-type="float">
            <text:p>80</text:p>
          </table:table-cell>
          <table:table-cell table:style-name="ce22" table:formula="of:=RADIANS([.A14])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3">
          <table:table-cell table:style-name="ce5" office:value-type="float" office:value="90" calcext:value-type="float">
            <text:p>90</text:p>
          </table:table-cell>
          <table:table-cell table:style-name="ce22" table:formula="of:=RADIANS([.A15])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5" office:value-type="float" office:value="100" calcext:value-type="float">
            <text:p>100</text:p>
          </table:table-cell>
          <table:table-cell table:style-name="ce22" table:formula="of:=RADIANS([.A16])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3">
          <table:table-cell table:style-name="ce5" office:value-type="float" office:value="110" calcext:value-type="float">
            <text:p>110</text:p>
          </table:table-cell>
          <table:table-cell table:style-name="ce22" table:formula="of:=RADIANS([.A17])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3">
          <table:table-cell table:style-name="ce5" office:value-type="float" office:value="120" calcext:value-type="float">
            <text:p>120</text:p>
          </table:table-cell>
          <table:table-cell table:style-name="ce22" table:formula="of:=RADIANS([.A18])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3">
          <table:table-cell table:style-name="ce5" office:value-type="float" office:value="130" calcext:value-type="float">
            <text:p>130</text:p>
          </table:table-cell>
          <table:table-cell table:style-name="ce22" table:formula="of:=RADIANS([.A19])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3">
          <table:table-cell table:style-name="ce5" office:value-type="float" office:value="140" calcext:value-type="float">
            <text:p>140</text:p>
          </table:table-cell>
          <table:table-cell table:style-name="ce22" table:formula="of:=RADIANS([.A20])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3">
          <table:table-cell table:style-name="ce5" office:value-type="float" office:value="150" calcext:value-type="float">
            <text:p>150</text:p>
          </table:table-cell>
          <table:table-cell table:style-name="ce22" table:formula="of:=RADIANS([.A21])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3">
          <table:table-cell table:style-name="ce5" office:value-type="float" office:value="160" calcext:value-type="float">
            <text:p>160</text:p>
          </table:table-cell>
          <table:table-cell table:style-name="ce22" table:formula="of:=RADIANS([.A22])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3">
          <table:table-cell table:style-name="ce5" office:value-type="float" office:value="170" calcext:value-type="float">
            <text:p>170</text:p>
          </table:table-cell>
          <table:table-cell table:style-name="ce22" table:formula="of:=RADIANS([.A23])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3">
          <table:table-cell table:style-name="ce5" office:value-type="float" office:value="180" calcext:value-type="float">
            <text:p>180</text:p>
          </table:table-cell>
          <table:table-cell table:style-name="ce22" table:formula="of:=RADIANS([.A24])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3">
          <table:table-cell table:style-name="ce5" office:value-type="float" office:value="190" calcext:value-type="float">
            <text:p>190</text:p>
          </table:table-cell>
          <table:table-cell table:style-name="ce22" table:formula="of:=RADIANS([.A25])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3">
          <table:table-cell table:style-name="ce5" office:value-type="float" office:value="200" calcext:value-type="float">
            <text:p>200</text:p>
          </table:table-cell>
          <table:table-cell table:style-name="ce22" table:formula="of:=RADIANS([.A26])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3">
          <table:table-cell table:style-name="ce5" office:value-type="float" office:value="210" calcext:value-type="float">
            <text:p>210</text:p>
          </table:table-cell>
          <table:table-cell table:style-name="ce22" table:formula="of:=RADIANS([.A27])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3">
          <table:table-cell table:style-name="ce5" office:value-type="float" office:value="220" calcext:value-type="float">
            <text:p>220</text:p>
          </table:table-cell>
          <table:table-cell table:style-name="ce22" table:formula="of:=RADIANS([.A28])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3">
          <table:table-cell table:style-name="ce5" office:value-type="float" office:value="230" calcext:value-type="float">
            <text:p>230</text:p>
          </table:table-cell>
          <table:table-cell table:style-name="ce22" table:formula="of:=RADIANS([.A29])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3">
          <table:table-cell table:style-name="ce5" office:value-type="float" office:value="240" calcext:value-type="float">
            <text:p>240</text:p>
          </table:table-cell>
          <table:table-cell table:style-name="ce22" table:formula="of:=RADIANS([.A30])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3">
          <table:table-cell table:style-name="ce5" office:value-type="float" office:value="250" calcext:value-type="float">
            <text:p>250</text:p>
          </table:table-cell>
          <table:table-cell table:style-name="ce22" table:formula="of:=RADIANS([.A31])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3">
          <table:table-cell table:style-name="ce5" office:value-type="float" office:value="260" calcext:value-type="float">
            <text:p>260</text:p>
          </table:table-cell>
          <table:table-cell table:style-name="ce22" table:formula="of:=RADIANS([.A32])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3">
          <table:table-cell table:style-name="ce5" office:value-type="float" office:value="270" calcext:value-type="float">
            <text:p>270</text:p>
          </table:table-cell>
          <table:table-cell table:style-name="ce22" table:formula="of:=RADIANS([.A33])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5" office:value-type="float" office:value="280" calcext:value-type="float">
            <text:p>280</text:p>
          </table:table-cell>
          <table:table-cell table:style-name="ce22" table:formula="of:=RADIANS([.A34])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3">
          <table:table-cell table:style-name="ce5" office:value-type="float" office:value="290" calcext:value-type="float">
            <text:p>290</text:p>
          </table:table-cell>
          <table:table-cell table:style-name="ce22" table:formula="of:=RADIANS([.A35])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3">
          <table:table-cell table:style-name="ce5" office:value-type="float" office:value="300" calcext:value-type="float">
            <text:p>300</text:p>
          </table:table-cell>
          <table:table-cell table:style-name="ce22" table:formula="of:=RADIANS([.A36])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3">
          <table:table-cell table:style-name="ce5" office:value-type="float" office:value="310" calcext:value-type="float">
            <text:p>310</text:p>
          </table:table-cell>
          <table:table-cell table:style-name="ce22" table:formula="of:=RADIANS([.A37])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3">
          <table:table-cell table:style-name="ce5" office:value-type="float" office:value="320" calcext:value-type="float">
            <text:p>320</text:p>
          </table:table-cell>
          <table:table-cell table:style-name="ce22" table:formula="of:=RADIANS([.A38])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3">
          <table:table-cell table:style-name="ce5" office:value-type="float" office:value="330" calcext:value-type="float">
            <text:p>330</text:p>
          </table:table-cell>
          <table:table-cell table:style-name="ce22" table:formula="of:=RADIANS([.A39])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3">
          <table:table-cell table:style-name="ce5" office:value-type="float" office:value="340" calcext:value-type="float">
            <text:p>340</text:p>
          </table:table-cell>
          <table:table-cell table:style-name="ce22" table:formula="of:=RADIANS([.A40])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3">
          <table:table-cell table:style-name="ce5" office:value-type="float" office:value="350" calcext:value-type="float">
            <text:p>350</text:p>
          </table:table-cell>
          <table:table-cell table:style-name="ce22" table:formula="of:=RADIANS([.A41])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3">
          <table:table-cell table:style-name="ce5" office:value-type="float" office:value="360" calcext:value-type="float">
            <text:p>360</text:p>
          </table:table-cell>
          <table:table-cell table:style-name="ce22" table:formula="of:=RADIANS([.A42])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8" draw:text-style-name="P6" svg:width="165.98mm" svg:height="8.74mm" svg:x="0.28mm" svg:y="0.26mm">
            <text:p text:style-name="P3"><text:span text:style-name="T1">Stabelaryzuj funkcję </text:span><text:span text:style-name="T2">y = log</text:span><text:span text:style-name="T4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4" draw:text-style-name="P4" svg:width="141.61mm" svg:height="160.64mm" svg:x="34.6mm" svg:y="13.81mm">
            <draw:object draw:notify-on-update-of-ranges="Wykres_logarytm.A4:Wykres_logarytm.A4 Wykres_logarytm.A5:Wykres_logarytm.A34 Wykres_logarytm.B4:Wykres_logarytm.B4 Wykres_logarytm.B5:Wykres_logarytm.B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ce18"/>
        <table:table-column table:style-name="co9" table:default-cell-style-name="ce18"/>
        <table:table-column table:style-name="co8" table:number-columns-repeated="255" table:default-cell-style-name="ce18"/>
        <table:table-column table:style-name="co8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3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3">
          <table:table-cell table:style-name="ce5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3">
          <table:table-cell table:style-name="ce5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3">
          <table:table-cell table:style-name="ce5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3">
          <table:table-cell table:style-name="ce5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3">
          <table:table-cell table:style-name="ce5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3">
          <table:table-cell table:style-name="ce5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3">
          <table:table-cell table:style-name="ce5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3">
          <table:table-cell table:style-name="ce5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22" table:formula="of:=LOG([.A14];2)" office:value-type="float" office:value="0" calcext:value-type="float">
            <text:p>0,00</text:p>
          </table:table-cell>
          <table:table-cell table:number-columns-repeated="1022"/>
        </table:table-row>
        <table:table-row table:style-name="ro3">
          <table:table-cell table:style-name="ce5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3">
          <table:table-cell table:style-name="ce5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3">
          <table:table-cell table:style-name="ce5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3">
          <table:table-cell table:style-name="ce5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3">
          <table:table-cell table:style-name="ce5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3">
          <table:table-cell table:style-name="ce5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3">
          <table:table-cell table:style-name="ce5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3">
          <table:table-cell table:style-name="ce5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3">
          <table:table-cell table:style-name="ce5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3" calcext:value-type="float">
            <text:p>0,93</text:p>
          </table:table-cell>
          <table:table-cell table:number-columns-repeated="1022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3">
          <table:table-cell table:style-name="ce5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3">
          <table:table-cell table:style-name="ce5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3">
          <table:table-cell table:style-name="ce5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3">
          <table:table-cell table:style-name="ce5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3">
          <table:table-cell table:style-name="ce5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3">
          <table:table-cell table:style-name="ce5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3">
          <table:table-cell table:style-name="ce5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3">
          <table:table-cell table:style-name="ce5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3">
          <table:table-cell table:style-name="ce5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0" style:font-size-asian="12pt" style:font-style-asian="normal" style:font-weight-asian="0" style:font-name-complex="Times New Roman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00:43:33.245843634</dc:date>
    <meta:editing-duration>PT2M41S</meta:editing-duration>
    <meta:editing-cycles>1</meta:editing-cycles>
    <meta:document-statistic meta:table-count="6" meta:cell-count="385" meta:object-count="1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c0c0c0"/>
    </style:style>
    <style:style style:name="ch2" style:family="chart">
      <style:chart-properties style:rotation-angle="0"/>
      <style:graphic-properties svg:stroke-color="#4c4c4c" draw:fill-color="#000000"/>
      <style:text-properties fo:color="#3c3c3c" fo:font-family="Calibri" fo:font-size="14pt" style:font-size-asian="14pt" style:font-family-complex="Calibri" style:font-size-complex="14pt"/>
    </style:style>
    <style:style style:name="ch3" style:family="chart">
      <style:graphic-properties draw:stroke="none" svg:stroke-color="#4c4c4c" draw:fill="none" draw:fill-color="#000000"/>
      <style:text-properties fo:color="#3c3c3c" fo:font-family="Calibri" fo:font-size="9pt" style:font-size-asian="9pt" style:font-family-complex="Calibri" style:font-size-complex="9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-10" chart:maximum="10" chart:interval-major="2" chart:interval-minor-divisor="5" chart:reverse-direction="false" text:line-break="false" loext:try-staggering-first="false" chart:link-data-style-to-source="true" chart:axis-position="0" chart:tick-mark-position="at-axis"/>
      <style:graphic-properties svg:stroke-color="#c0c0c0"/>
      <style:text-properties fo:color="#3c3c3c" fo:font-family="Calibri" fo:font-size="9pt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c0c0c0"/>
      <style:text-properties fo:color="#3c3c3c" fo:font-family="Calibri" fo:font-size="9pt" style:font-size-asian="9pt" style:font-family-complex="Calibri" style:font-size-complex="9pt"/>
    </style:style>
    <style:style style:name="ch7" style:family="chart">
      <style:graphic-properties svg:stroke-color="#c0c0c0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4.628cm" svg:height="8.891cm" xlink:href=".." xlink:type="simple" chart:class="chart:scatter" chart:style-name="ch1">
        <chart:title svg:x="4.812cm" svg:y="0.212cm" chart:style-name="ch2">
          <text:p>Wykres funkcji y=ax+b</text:p>
        </chart:title>
        <chart:legend svg:x="13.113cm" svg:y="4.439cm" style:legend-expansion="custom" chartooo:width="1.199cm" chartooo:height="0.705cm" style:legend-expansion-aspect-ratio="1.70070921985816" chart:style-name="ch3"/>
        <chart:plot-area chart:style-name="ch4" table:cell-range-address="Wykres_liniowa1.D8:Wykres_liniowa1.E28 Wykres_liniowa1.E7:Wykres_liniowa1.E7" chart:data-source-has-labels="row" svg:x="0.186cm" svg:y="1.305cm" svg:width="13.501cm" svg:height="7.381cm">
          <chartooo:coordinate-region svg:x="0.451cm" svg:y="1.491cm" svg:width="13.023cm" svg:height="7.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style:rotation-angle="0"/>
      <style:graphic-properties svg:stroke-color="#4c4c4c" draw:fill-color="#000000"/>
      <style:text-properties fo:color="#3c3c3c" fo:font-family="Calibri" fo:font-size="14pt" style:font-size-asian="14pt" style:font-family-complex="Calibri" style:font-size-complex="14pt"/>
    </style:style>
    <style:style style:name="ch3" style:family="chart">
      <style:graphic-properties draw:stroke="none" svg:stroke-color="#4c4c4c" draw:fill="none" draw:fill-color="#000000"/>
      <style:text-properties fo:color="#3c3c3c" fo:font-family="Calibri" fo:font-size="9pt" style:font-size-asian="9pt" style:font-family-complex="Calibri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c0c0c0"/>
      <style:text-properties fo:color="#3c3c3c" fo:font-family="Calibri" fo:font-size="9pt" style:font-size-asian="9pt" style:font-family-complex="Calibri" style:font-size-complex="9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true" chart:axis-position="0" chart:tick-mark-position="at-axis"/>
      <style:graphic-properties svg:stroke-color="#c0c0c0"/>
      <style:text-properties fo:color="#3c3c3c" fo:font-family="Calibri" fo:font-size="9pt" style:font-size-asian="9pt" style:font-family-complex="Calibri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666699" draw:fill-color="#666699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3.32cm" svg:height="7.621cm" xlink:href=".." xlink:type="simple" chart:class="chart:scatter" chart:style-name="ch1">
        <chart:title svg:x="6.174cm" svg:y="0.211cm" chart:style-name="ch2">
          <text:p>f(x)</text:p>
        </chart:title>
        <chart:legend svg:x="11.497cm" svg:y="3.965cm" style:legend-expansion="custom" chartooo:width="1.481cm" chartooo:height="0.564cm" style:legend-expansion-aspect-ratio="2.62588652482269" chart:style-name="ch3"/>
        <chart:plot-area chart:style-name="ch4" table:cell-range-address="Wykres_liniowa2.A4:Wykres_liniowa2.B24 Wykres_liniowa2.B3:Wykres_liniowa2.B3" chart:data-source-has-labels="row" svg:x="0.498cm" svg:y="0.542cm" svg:width="11.344cm" svg:height="7.079cm">
          <chartooo:coordinate-region svg:x="0.816cm" svg:y="0.729cm" svg:width="10.76cm" svg:height="6.42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40833333333333">
                <text:p>0.24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163333333333333">
                <text:p>0.16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00833333333333">
                <text:p>0.10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3">
                <text:p>0.040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graphic-properties draw:stroke="none" svg:stroke-color="#4c4c4c" draw:fill="none" draw:fill-color="#000000"/>
      <style:text-properties fo:color="#3c3c3c" fo:font-family="Calibri" fo:font-size="9pt" style:font-size-asian="9pt" style:font-family-complex="Calibri" style:font-size-complex="9pt"/>
    </style:style>
    <style:style style:name="ch3" style:family="chart">
      <style:chart-properties chart:interpolation="cubic-spline"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c0c0c0"/>
      <style:text-properties fo:color="#3c3c3c" fo:font-family="Calibri" fo:font-size="9pt" style:font-size-asian="9pt" style:font-family-complex="Calibri" style:font-size-complex="9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3.397cm" svg:height="7.622cm" xlink:href=".." xlink:type="simple" chart:class="chart:scatter" chart:style-name="ch1">
        <chart:legend svg:x="11.87cm" svg:y="3.482cm" style:legend-expansion="custom" chartooo:width="1.199cm" chartooo:height="0.564cm" style:legend-expansion-aspect-ratio="2.12588652482269" chart:style-name="ch2"/>
        <chart:plot-area chart:style-name="ch3" table:cell-range-address="Wykres_kwadratowa2.C3:Wykres_kwadratowa2.M4 Wykres_kwadratowa2.B4:Wykres_kwadratowa2.B4" chart:data-source-has-labels="column" svg:x="0.316cm" svg:y="0.34cm" svg:width="11.571cm" svg:height="7.271cm">
          <chartooo:coordinate-region svg:x="0.475cm" svg:y="0.526cm" svg:width="11.304cm" svg:height="6.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-5.64">
                <text:p>-5.64</text:p>
                <draw:g>
                  <svg:desc>Wykres_kwadratowa2.C4:Wykres_kwadratowa2.M4</svg:desc>
                </draw:g>
              </table:table-cell>
              <table:table-cell office:value-type="float" office:value="-6.66">
                <text:p>-6.66</text:p>
              </table:table-cell>
              <table:table-cell office:value-type="float" office:value="-7">
                <text:p>-7</text:p>
              </table:table-cell>
              <table:table-cell office:value-type="float" office:value="-6.66">
                <text:p>-6.66</text:p>
              </table:table-cell>
              <table:table-cell office:value-type="float" office:value="-5.64">
                <text:p>-5.64</text:p>
              </table:table-cell>
              <table:table-cell office:value-type="float" office:value="-3.94">
                <text:p>-3.94</text:p>
              </table:table-cell>
              <table:table-cell office:value-type="float" office:value="-1.56">
                <text:p>-1.56</text:p>
              </table:table-cell>
              <table:table-cell office:value-type="float" office:value="1.5">
                <text:p>1.5</text:p>
              </table:table-cell>
              <table:table-cell office:value-type="float" office:value="5.24">
                <text:p>5.24</text:p>
              </table:table-cell>
              <table:table-cell office:value-type="float" office:value="9.66">
                <text:p>9.66</text:p>
              </table:table-cell>
              <table:table-cell office:value-type="float" office:value="14.76">
                <text:p>14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wykres funkcji y = ax2 +bx + c</text:p>
        </chart:title>
        <chart:legend chart:legend-position="end" svg:x="14.471cm" svg:y="4.201cm" style:legend-expansion="high" chart:style-name="ch3"/>
        <chart:plot-area chart:style-name="ch4" table:cell-range-address="Wykres_kwadratowa1.D9:Wykres_kwadratowa1.E30" chart:data-source-has-labels="row" svg:x="0.32cm" svg:y="1.275cm" svg:width="13.831cm" svg:height="7.545cm">
          <chartooo:coordinate-region svg:x="0.558cm" svg:y="1.474cm" svg:width="13.40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29cm" svg:height="19.392cm" xlink:href=".." xlink:type="simple" chart:class="chart:line" chart:style-name="ch1">
        <chart:title svg:x="6.302cm" svg:y="0.523cm" chart:style-name="ch2">
          <text:p>Wykres funkcji tangens</text:p>
        </chart:title>
        <chart:legend chart:legend-position="end" svg:x="15.503cm" svg:y="9.397cm" style:legend-expansion="high" chart:style-name="ch3"/>
        <chart:plot-area chart:style-name="ch4" table:cell-range-address="Wykres_tangens.A5:Wykres_tangens.A42 Wykres_tangens.C5:Wykres_tangens.C42" chart:data-source-has-labels="both" svg:x="0.348cm" svg:y="1.689cm" svg:width="14.807cm" svg:height="17.316cm">
          <chartooo:coordinate-region svg:x="1.366cm" svg:y="1.888cm" svg:width="13.648cm" svg:height="16.918cm"/>
          <chart:axis chart:dimension="x" chart:name="primary-x" chart:style-name="ch5" chartooo:axis-type="auto">
            <chartooo:date-scale/>
            <chart:categories table:cell-range-address="Wykres_tangens.A6:Wykres_tangens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ykres_tangens.C6:Wykres_tangens.C42" chart:label-cell-address="Wykres_tangens.C5:Wykres_tangens.C5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62cm" svg:height="16.065cm" xlink:href=".." xlink:type="simple" chart:class="chart:line" chart:style-name="ch1">
        <chart:title svg:x="4.511cm" svg:y="0.457cm" chart:style-name="ch2">
          <text:p>Wykres funkcji log(2) z x</text:p>
        </chart:title>
        <chart:legend chart:legend-position="end" svg:x="11.998cm" svg:y="7.733cm" style:legend-expansion="high" chart:style-name="ch3"/>
        <chart:plot-area chart:style-name="ch4" table:cell-range-address="Wykres_logarytm.A4:Wykres_logarytm.B34" chart:data-source-has-labels="both" svg:x="0.283cm" svg:y="1.557cm" svg:width="11.432cm" svg:height="14.187cm">
          <chartooo:coordinate-region svg:x="1.301cm" svg:y="1.756cm" svg:width="10.414cm" svg:height="13.789cm"/>
          <chart:axis chart:dimension="x" chart:name="primary-x" chart:style-name="ch5" chartooo:axis-type="auto">
            <chartooo:date-scale/>
            <chart:categories table:cell-range-address="Wykres_logarytm.A5:Wykres_logarytm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ykres_logarytm.B5:Wykres_logarytm.B34" chart:label-cell-address="Wykres_logarytm.B4:Wykres_logarytm.B4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925999418556223">
                <text:p>0.9259994185562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